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ORDOÑEZ CHAMBI LUIS FERNAN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35347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910002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MBI SULLCARANA DE HUALLPA, ANDRE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385663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9 100 02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ORDOÑEZ CHAMBI LUIS FERNAND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435347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5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52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10/2021</text:p>
          </table:table-cell>
          <table:table-cell table:style-name="Tabla2.A3" office:value-type="string">
            <text:p text:style-name="P22">5969912</text:p>
          </table:table-cell>
          <table:table-cell table:style-name="Tabla2.D3" office:value-type="string">
            <text:p text:style-name="P23">15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1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52:4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